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ltonian Tattoo" svg:font-family="'Miltonian Tattoo', sans-serif"/>
    <style:font-face style:name="inherit" svg:font-family="inherit"/>
    <style:font-face style:name="monospace1" svg:font-family="monospace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fo:margin-left="0cm" table:align="left" fo:background-color="#272822">
        <style:background-image/>
      </style:table-properties>
    </style:style>
    <style:style style:name="Table1.A" style:family="table-column">
      <style:table-column-properties style:column-width="0.399cm"/>
    </style:style>
    <style:style style:name="Table1.B" style:family="table-column">
      <style:table-column-properties style:column-width="17.593cm"/>
    </style:style>
    <style:style style:name="Table1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7.406cm" fo:margin-left="0cm" table:align="left" fo:background-color="#272822">
        <style:background-image/>
      </style:table-properties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6.822cm"/>
    </style:style>
    <style:style style:name="Table2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3" style:family="table">
      <style:table-properties style:width="17.406cm" fo:margin-left="0cm" table:align="left" fo:background-color="#272822">
        <style:background-image/>
      </style:table-properties>
    </style:style>
    <style:style style:name="Table3.A" style:family="table-column">
      <style:table-column-properties style:column-width="0.584cm"/>
    </style:style>
    <style:style style:name="Table3.B" style:family="table-column">
      <style:table-column-properties style:column-width="16.822cm"/>
    </style:style>
    <style:style style:name="Table3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4" style:family="table">
      <style:table-properties style:width="17.406cm" fo:margin-left="0cm" table:align="left" fo:background-color="#272822">
        <style:background-image/>
      </style:table-properties>
    </style:style>
    <style:style style:name="Table4.A" style:family="table-column">
      <style:table-column-properties style:column-width="0.399cm"/>
    </style:style>
    <style:style style:name="Table4.B" style:family="table-column">
      <style:table-column-properties style:column-width="17.007cm"/>
    </style:style>
    <style:style style:name="Table4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4.B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41892" officeooo:paragraph-rsid="00141892"/>
    </style:style>
    <style:style style:name="P2" style:family="paragraph" style:parent-style-name="Standard">
      <style:text-properties officeooo:paragraph-rsid="00141892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60%" fo:orphans="2" fo:widows="2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fo:background-color="#32322a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75715e" style:font-name="inherit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13" style:family="paragraph" style:parent-style-name="Heading_20_1"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14" style:family="paragraph" style:parent-style-name="Heading_20_2"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T1" style:family="text">
      <style:text-properties style:font-name="inherit"/>
    </style:style>
    <style:style style:name="T2" style:family="text">
      <style:text-properties fo:color="#000000" style:font-name="inherit" fo:font-size="12pt" fo:letter-spacing="normal" fo:font-style="italic" fo:font-weight="bold" fo:background-color="#ffff00" loext:char-shading-value="0" loext:padding="0cm" loext:border="none"/>
    </style:style>
    <style:style style:name="T3" style:family="text">
      <style:text-properties fo:color="#000000" style:font-name="Miltonian Tattoo" fo:font-size="12pt" fo:letter-spacing="normal" fo:font-style="italic" fo:font-weight="normal" loext:padding="0cm" loext:border="none"/>
    </style:style>
    <style:style style:name="T4" style:family="text">
      <style:text-properties fo:font-variant="normal" fo:text-transform="none" fo:color="#000000" style:font-name="inherit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inherit" fo:font-size="11.25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000000" style:font-name="monospace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Miltonian Tattoo" fo:font-size="12pt" fo:letter-spacing="normal" fo:font-style="normal" fo:font-weight="normal"/>
    </style:style>
    <style:style style:name="T8" style:family="text">
      <style:text-properties officeooo:rsid="00141892"/>
    </style:style>
    <style:style style:name="T9" style:family="text">
      <style:text-properties fo:font-weight="bold" officeooo:rsid="00144c1e" style:font-weight-asian="bold" style:font-weight-complex="bold"/>
    </style:style>
    <style:style style:name="T10" style:family="text">
      <style:text-properties fo:font-weight="bold" officeooo:rsid="00144c1e" fo:background-color="#ffff00" loext:char-shading-value="0" style:font-weight-asian="bold" style:font-weight-complex="bold"/>
    </style:style>
    <style:style style:name="T11" style:family="text">
      <style:text-properties fo:font-weight="bold" officeooo:rsid="00144c1e" fo:background-color="#ffff00" loext:char-shading-value="0" style:font-weight-asian="bold" style:font-weight-complex="bold"/>
    </style:style>
    <style:style style:name="T12" style:family="text">
      <style:text-properties fo:color="#868686" style:font-name="monospace1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3" style:family="text">
      <style:text-properties style:font-name="monospace1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4" style:family="text">
      <style:text-properties fo:color="#f92650"/>
    </style:style>
    <style:style style:name="T15" style:family="text">
      <style:text-properties fo:color="#f92650" style:font-name="inherit"/>
    </style:style>
    <style:style style:name="T16" style:family="text">
      <style:text-properties fo:color="#f8f8f2"/>
    </style:style>
    <style:style style:name="T17" style:family="text">
      <style:text-properties fo:color="#f8f8f2" style:font-name="inherit"/>
    </style:style>
    <style:style style:name="T18" style:family="text">
      <style:text-properties fo:color="#006fe0"/>
    </style:style>
    <style:style style:name="T19" style:family="text">
      <style:text-properties fo:color="#006fe0" style:font-name="inherit"/>
    </style:style>
    <style:style style:name="T20" style:family="text">
      <style:text-properties fo:color="#75715e" style:font-name="inherit"/>
    </style:style>
    <style:style style:name="T21" style:family="text">
      <style:text-properties fo:color="#a6e22d" style:font-name="inherit"/>
    </style:style>
    <style:style style:name="T22" style:family="text">
      <style:text-properties fo:color="#ae81ff" style:font-name="inherit"/>
    </style:style>
    <style:style style:name="T23" style:family="text">
      <style:text-properties fo:color="#e6db5d" style:font-name="inherit"/>
    </style:style>
    <style:style style:name="T24" style:family="text">
      <style:text-properties officeooo:rsid="00144c1e"/>
    </style:style>
    <style:style style:name="T25" style:family="text">
      <style:text-properties fo:color="#6699cc" style:font-name="Miltonian Tattoo" fo:font-size="14.25pt" fo:letter-spacing="normal" fo:font-style="italic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272822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 now we can directly enter into the Linux Linked List Kernel programming. I took the source code form the previous tutorial. First i will explain how this code works.</text:p>
      <text:p text:style-name="Standard"/>
      <text:p text:style-name="P2"><text:span text:style-name="T8">1. </text:span><text:span text:style-name="T4">When we write the value to our device file using </text:span><text:span text:style-name="Source_20_Text"><text:span text:style-name="T6">echo value &gt; /dev/etx_value</text:span></text:span><text:span text:style-name="T4">, it will invoke the interrupt. Because we configured the interrupt by using software. </text:span></text:p>
      <text:p text:style-name="P1"/>
      <text:p text:style-name="P2"><text:span text:style-name="T8">2. </text:span><text:span text:style-name="T4">Interrupt will invoke the ISR function.</text:span></text:p>
      <text:p text:style-name="P1"/>
      <text:p text:style-name="P2"><text:span text:style-name="T8">3. </text:span><text:span text:style-name="T4">In ISR we are allocating work to the Workqueue.</text:span></text:p>
      <text:p text:style-name="P1"/>
      <text:p text:style-name="P2"><text:span text:style-name="T8">4. </text:span><text:span text:style-name="T4">Whenever Workqueue executing, we are creating Linked List Node and adding the Node to the Linked List.</text:span></text:p>
      <text:p text:style-name="P1"/>
      <text:p text:style-name="P2"><text:span text:style-name="T8">5. </text:span><text:span text:style-name="T4">When we are reading the driver using </text:span><text:span text:style-name="Source_20_Text"><text:span text:style-name="T6">cat /dev/etx_device</text:span></text:span><text:span text:style-name="T4">, printing all the nodes which is present in the Linked List using traverse.</text:span></text:p>
      <text:p text:style-name="P1"/>
      <text:p text:style-name="P2"><text:span text:style-name="T8">6. </text:span><text:span text:style-name="T4">When we are removing the driver using </text:span><text:span text:style-name="Source_20_Text"><text:span text:style-name="T6">rmmod</text:span></text:span><text:span text:style-name="T4">, it will removes all the nodes in Linked List and free the memory.</text:span></text:p>
      <text:p text:style-name="P1"/>
      <text:p text:style-name="P1"/>
      <text:p text:style-name="P6"><text:span text:style-name="Emphasis"><text:span text:style-name="Strong_20_Emphasis"><text:span text:style-name="T2">Note : We are not using the sysfs functions. So I kept empty sysfs functions.</text:span></text:span></text:span></text:p>
      <text:p text:style-name="Standard"/>
      <text:p text:style-name="Standard"/>
      <text:h text:style-name="P13" text:outline-level="1"><text:bookmark text:name="Creating_Head_Node"/>Creating Head Node</text:h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1</text:p>
            <text:p text:style-name="P9">2</text:p>
          </table:table-cell>
          <table:table-cell table:style-name="Table1.B1" office:value-type="string">
            <text:section text:style-name="Sect1" text:name="crayon-5bb43def6ba5d409268524-1">
              <text:p text:style-name="P11">/*Declare and init the head node of the linked list*/</text:p>
            </text:section>
            <text:section text:style-name="Sect2" text:name="crayon-5bb43def6ba5d409268524-2">
              <text:p text:style-name="P10"><text:span text:style-name="T14">LIST_HEAD</text:span><text:span text:style-name="T16">(Head_Node);</text:span></text:p>
            </text:section>
          </table:table-cell>
        </table:table-row>
      </table:table>
      <text:p text:style-name="Standard"/>
      <text:p text:style-name="P4">This will create the head node in the name of Head_Node and initialize that.</text:p>
      <text:p text:style-name="Standard"/>
      <text:p text:style-name="Standard"/>
      <text:p text:style-name="Standard"/>
      <text:h text:style-name="P13" text:outline-level="1"><text:bookmark text:name="Creating_Node_and_add_that_into_Linked_List"/>Creating Node and add that into Linked List</text:h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1</text:p>
            <text:p text:style-name="P9">2</text:p>
            <text:p text:style-name="P8">3</text:p>
            <text:p text:style-name="P9">4</text:p>
            <text:p text:style-name="P8">5</text:p>
            <text:p text:style-name="P9">6</text:p>
            <text:p text:style-name="P8">7</text:p>
            <text:p text:style-name="P9">8</text:p>
            <text:p text:style-name="P8">9</text:p>
            <text:p text:style-name="P9">10</text:p>
            <text:p text:style-name="P8">11</text:p>
          </table:table-cell>
          <table:table-cell table:style-name="Table2.B1" office:value-type="string">
            <text:section text:style-name="Sect1" text:name="crayon-5bb43def6ba68739555181-1">
              <text:p text:style-name="P12"><text:span text:style-name="T20">/*Creating Node*/</text:span></text:p>
            </text:section>
            <text:section text:style-name="Sect2" text:name="crayon-5bb43def6ba68739555181-2">
              <text:p text:style-name="P12"><text:span text:style-name="T17">temp_node</text:span><text:span text:style-name="T19"> </text:span><text:span text:style-name="T17">=</text:span><text:span text:style-name="T19"> </text:span><text:span text:style-name="T15">kmalloc</text:span><text:span text:style-name="T17">(</text:span><text:span text:style-name="T15">sizeof</text:span><text:span text:style-name="T17">(</text:span><text:span text:style-name="T21">struct</text:span><text:span text:style-name="T19"> </text:span><text:span text:style-name="T17">my_list),</text:span><text:span text:style-name="T19"> </text:span><text:span text:style-name="T17">GFP_KERNEL);</text:span></text:p>
            </text:section>
            <text:section text:style-name="Sect1" text:name="crayon-5bb43def6ba68739555181-3">
              <text:p text:style-name="P12"/>
            </text:section>
            <text:section text:style-name="Sect2" text:name="crayon-5bb43def6ba68739555181-4">
              <text:p text:style-name="P12"><text:span text:style-name="T20">/*Assgin the data that is received*/</text:span></text:p>
            </text:section>
            <text:section text:style-name="Sect1" text:name="crayon-5bb43def6ba68739555181-5">
              <text:p text:style-name="P12"><text:span text:style-name="T17">temp_node-&gt;data</text:span><text:span text:style-name="T19"> </text:span><text:span text:style-name="T17">=</text:span><text:span text:style-name="T19"> </text:span><text:span text:style-name="T17">etx_value;</text:span></text:p>
            </text:section>
            <text:section text:style-name="Sect2" text:name="crayon-5bb43def6ba68739555181-6">
              <text:p text:style-name="P12"/>
            </text:section>
            <text:section text:style-name="Sect1" text:name="crayon-5bb43def6ba68739555181-7">
              <text:p text:style-name="P12"><text:span text:style-name="T20">/*Init the list within the struct*/</text:span></text:p>
            </text:section>
            <text:section text:style-name="Sect2" text:name="crayon-5bb43def6ba68739555181-8">
              <text:p text:style-name="P12"><text:span text:style-name="T15">INIT_LIST_HEAD</text:span><text:span text:style-name="T17">(&amp;temp_node-&gt;list);</text:span></text:p>
            </text:section>
            <text:section text:style-name="Sect1" text:name="crayon-5bb43def6ba68739555181-9">
              <text:p text:style-name="P12"/>
            </text:section>
            <text:section text:style-name="Sect2" text:name="crayon-5bb43def6ba68739555181-10">
              <text:p text:style-name="P12"><text:span text:style-name="T20">/*Add Node to Linked List*/</text:span></text:p>
            </text:section>
            <text:section text:style-name="Sect1" text:name="crayon-5bb43def6ba68739555181-11">
              <text:p text:style-name="P12"><text:span text:style-name="T15">list_add_tail</text:span><text:span text:style-name="T17">(&amp;temp_node-&gt;list,</text:span><text:span text:style-name="T19"> </text:span><text:span text:style-name="T17">&amp;Head_Node);</text:span></text:p>
            </text:section>
          </table:table-cell>
        </table:table-row>
      </table:table>
      <text:p text:style-name="P7"><text:soft-page-break/><text:span text:style-name="T7">This will create the node, assign the data to its member. Then finally add that node to the Linked List using </text:span><text:span text:style-name="Source_20_Text"><text:span text:style-name="T6">list_add_tail</text:span></text:span><text:span text:style-name="T7">. (</text:span><text:span text:style-name="Emphasis"><text:span text:style-name="T3">This part will be present in the workqueue function</text:span></text:span><text:span text:style-name="T7">)</text:span></text:p>
      <text:p text:style-name="Standard"/>
      <text:h text:style-name="P13" text:outline-level="1"><text:bookmark text:name="Traversing_Linked_List"/>Traversing Linked List</text:h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1</text:p>
            <text:p text:style-name="P9">2</text:p>
            <text:p text:style-name="P8">3</text:p>
            <text:p text:style-name="P9">4</text:p>
            <text:p text:style-name="P8">5</text:p>
            <text:p text:style-name="P9">6</text:p>
            <text:p text:style-name="P8">7</text:p>
            <text:p text:style-name="P9">8</text:p>
            <text:p text:style-name="P8">9</text:p>
            <text:p text:style-name="P9">10</text:p>
          </table:table-cell>
          <table:table-cell table:style-name="Table3.B1" office:value-type="string">
            <text:section text:style-name="Sect1" text:name="crayon-5bb43def6ba6c740000172-1">
              <text:p text:style-name="P12"><text:span text:style-name="T21">struct</text:span><text:span text:style-name="T19"> </text:span><text:span text:style-name="T15">my_list *</text:span><text:span text:style-name="T17">temp;</text:span></text:p>
            </text:section>
            <text:section text:style-name="Sect2" text:name="crayon-5bb43def6ba6c740000172-2">
              <text:p text:style-name="P12"><text:span text:style-name="T21">int</text:span><text:span text:style-name="T19"> </text:span><text:span text:style-name="T17">count</text:span><text:span text:style-name="T19"> </text:span><text:span text:style-name="T17">=</text:span><text:span text:style-name="T19"> </text:span><text:span text:style-name="T22">0</text:span><text:span text:style-name="T17">;</text:span></text:p>
            </text:section>
            <text:section text:style-name="Sect1" text:name="crayon-5bb43def6ba6c740000172-3">
              <text:p text:style-name="P12"><text:span text:style-name="T15">printk</text:span><text:span text:style-name="T17">(KERN_</text:span><text:span text:style-name="T1">INFO</text:span><text:span text:style-name="T19"> </text:span><text:span text:style-name="T23">"Read function\n"</text:span><text:span text:style-name="T17">);</text:span></text:p>
            </text:section>
            <text:section text:style-name="Sect2" text:name="crayon-5bb43def6ba6c740000172-4">
              <text:p text:style-name="P12"/>
            </text:section>
            <text:section text:style-name="Sect1" text:name="crayon-5bb43def6ba6c740000172-5">
              <text:p text:style-name="P12"><text:span text:style-name="T20">/*Traversing Linked List and Print its Members*/</text:span></text:p>
            </text:section>
            <text:section text:style-name="Sect2" text:name="crayon-5bb43def6ba6c740000172-6">
              <text:p text:style-name="P12"><text:span text:style-name="T15">list_for_each_entry</text:span><text:span text:style-name="T17">(temp,</text:span><text:span text:style-name="T19"> </text:span><text:span text:style-name="T17">&amp;Head_Node,</text:span><text:span text:style-name="T19"> </text:span><text:span text:style-name="T17">list)</text:span><text:span text:style-name="T19"> </text:span><text:span text:style-name="T17">{</text:span></text:p>
            </text:section>
            <text:section text:style-name="Sect1" text:name="crayon-5bb43def6ba6c740000172-7">
              <text:p text:style-name="P12"><text:span text:style-name="T15">printk</text:span><text:span text:style-name="T17">(KERN_</text:span><text:span text:style-name="T1">INFO</text:span><text:span text:style-name="T19"> </text:span><text:span text:style-name="T23">"Node %d data = %d\n"</text:span><text:span text:style-name="T17">,</text:span><text:span text:style-name="T19"> </text:span><text:span text:style-name="T17">count++,</text:span><text:span text:style-name="T19"> </text:span><text:span text:style-name="T17">temp-&gt;data);</text:span></text:p>
            </text:section>
            <text:section text:style-name="Sect2" text:name="crayon-5bb43def6ba6c740000172-8">
              <text:p text:style-name="P12"><text:span text:style-name="T17">}</text:span></text:p>
            </text:section>
            <text:section text:style-name="Sect1" text:name="crayon-5bb43def6ba6c740000172-9">
              <text:p text:style-name="P12"/>
            </text:section>
            <text:section text:style-name="Sect2" text:name="crayon-5bb43def6ba6c740000172-10">
              <text:p text:style-name="P12"><text:span text:style-name="T15">printk</text:span><text:span text:style-name="T17">(KERN_</text:span><text:span text:style-name="T1">INFO</text:span><text:span text:style-name="T19"> </text:span><text:span text:style-name="T23">"Total Nodes = %d\n"</text:span><text:span text:style-name="T17">,</text:span><text:span text:style-name="T19"> </text:span><text:span text:style-name="T17">count);</text:span></text:p>
            </text:section>
          </table:table-cell>
        </table:table-row>
      </table:table>
      <text:p text:style-name="Standard"/>
      <text:p text:style-name="P7"><text:span text:style-name="T7">Here, we are traversing each nodes using </text:span><text:span text:style-name="Source_20_Text"><text:span text:style-name="T6">list_for_each_entry </text:span></text:span><text:span text:style-name="T7">and print those values.(</text:span><text:span text:style-name="Emphasis"><text:span text:style-name="T3">This part will be present in the read function</text:span></text:span><text:span text:style-name="T7">)</text:span></text:p>
      <text:p text:style-name="Standard"/>
      <text:h text:style-name="P13" text:outline-level="1"><text:bookmark text:name="Deleting_Linked_List"/>Deleting Linked List</text:h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1</text:p>
            <text:p text:style-name="P9">2</text:p>
            <text:p text:style-name="P8">3</text:p>
            <text:p text:style-name="P9">4</text:p>
            <text:p text:style-name="P8">5</text:p>
            <text:p text:style-name="P9">6</text:p>
          </table:table-cell>
          <table:table-cell table:style-name="Table4.B1" office:value-type="string">
            <text:section text:style-name="Sect1" text:name="crayon-5bb43def6ba70191841986-1">
              <text:p text:style-name="P12"><text:span text:style-name="T20">/* Go through the list and free the memory. */</text:span></text:p>
            </text:section>
            <text:section text:style-name="Sect2" text:name="crayon-5bb43def6ba70191841986-2">
              <text:p text:style-name="P12"><text:span text:style-name="T21">struct</text:span><text:span text:style-name="T19"> </text:span><text:span text:style-name="T15">my_list *</text:span><text:span text:style-name="T17">cursor,</text:span><text:span text:style-name="T19"> </text:span><text:span text:style-name="T17">*temp;</text:span></text:p>
            </text:section>
            <text:section text:style-name="Sect1" text:name="crayon-5bb43def6ba70191841986-3">
              <text:p text:style-name="P12"><text:span text:style-name="T15">list_for_each_entry_safe</text:span><text:span text:style-name="T17">(cursor,</text:span><text:span text:style-name="T19"> </text:span><text:span text:style-name="T17">temp,</text:span><text:span text:style-name="T19"> </text:span><text:span text:style-name="T17">&amp;Head_Node,</text:span><text:span text:style-name="T19"> </text:span><text:span text:style-name="T17">list)</text:span><text:span text:style-name="T19"> </text:span><text:span text:style-name="T17">{</text:span></text:p>
            </text:section>
            <text:section text:style-name="Sect2" text:name="crayon-5bb43def6ba70191841986-4">
              <text:p text:style-name="P12"><text:span text:style-name="T15">list_del</text:span><text:span text:style-name="T17">(&amp;cursor-&gt;list);</text:span></text:p>
            </text:section>
            <text:section text:style-name="Sect1" text:name="crayon-5bb43def6ba70191841986-5">
              <text:p text:style-name="P12"><text:span text:style-name="T15">kfree</text:span><text:span text:style-name="T17">(cursor);</text:span></text:p>
            </text:section>
          </table:table-cell>
        </table:table-row>
      </table:table>
      <text:p text:style-name="Standard"/>
      <text:p text:style-name="Standard"/>
      <text:h text:style-name="P14" text:outline-level="2"><text:bookmark text:name="Driver_Source_Code"/>Driver Source Code</text:h>
      <text:p text:style-name="Standard"/>
      <text:p text:style-name="Standard"><text:tab/><text:tab/><text:tab/><text:tab/><text:span text:style-name="T11">List.c</text:span></text:p>
      <text:p text:style-name="Standard"/>
      <text:p text:style-name="Standard"/>
      <text:h text:style-name="P13" text:outline-level="1"><text:bookmark text:name="Building_and_Testing_Driver"/><text:bookmark text:name="Building_Driver_and_Application"/>Building and Testing Driver</text:h>
      <text:p text:style-name="Standard"><text:tab/>* <text:span text:style-name="T4">Build the driver by using Makefile (</text:span><text:span text:style-name="Source_20_Text"><text:span text:style-name="Emphasis"><text:span text:style-name="T5">sudo make</text:span></text:span></text:span><text:span text:style-name="T4">)</text:span></text:p>
      <text:p text:style-name="Standard"><text:tab/>* <text:span text:style-name="T4">Load the driver using </text:span><text:span text:style-name="Source_20_Text"><text:span text:style-name="T6">sudo insmod driver.ko</text:span></text:span></text:p>
      <text:p text:style-name="Standard"><text:tab/>* <text:span text:style-name="Source_20_Text"><text:span text:style-name="T6">sudo su</text:span></text:span></text:p>
      <text:p text:style-name="Standard"><text:tab/>* <text:span text:style-name="T4">To trigger interrupt read device file (</text:span><text:span text:style-name="Source_20_Text"><text:span text:style-name="T6">cat /dev/etx_device</text:span></text:span><text:span text:style-name="T4">)</text:span></text:p>
      <text:p text:style-name="Standard"><text:tab/>* <text:span text:style-name="T4">Now see the Dmesg (</text:span><text:span text:style-name="Source_20_Text"><text:span text:style-name="T6">dmesg</text:span></text:span><text:span text:style-name="T4">)</text:span></text:p>
      <text:p text:style-name="Standard"/>
      <text:p text:style-name="Standard"/>
      <text:p text:style-name="P5"><text:soft-page-break/><text:span text:style-name="T25">[ 5310.125001] Major = 246 Minor = 0 n</text:span><text:line-break/><text:span text:style-name="T25">[ 5310.133127] Device Driver Insert…Done!!!</text:span><text:line-break/><text:span text:style-name="T25">[ 5346.839872] Device File Opened…!!!</text:span><text:line-break/><text:span text:style-name="T25">[ 5346.839950] Read function</text:span><text:line-break/><text:span text:style-name="T25">[ 5346.839954] Total Nodes = 0</text:span><text:line-break/><text:span text:style-name="T25">[ 5346.839982] Device File Closed…!!!</text:span></text:p>
      <text:p text:style-name="Standard"/>
      <text:p text:style-name="Standard"/>
      <text:p text:style-name="Standard"><text:tab/>* <text:span text:style-name="T4">By this time there is no nodes available.</text:span></text:p>
      <text:p text:style-name="Standard"><text:tab/>* <text:span text:style-name="T4">So now write the value to driver using </text:span><text:span text:style-name="Source_20_Text"><text:span text:style-name="T6">echo 10 &gt; /dev/etx_device</text:span></text:span></text:p>
      <text:p text:style-name="Standard"><text:tab/>* <text:span text:style-name="T4">By this time, One node has been added to the linked list.</text:span></text:p>
      <text:p text:style-name="Standard"><text:tab/>* <text:span text:style-name="T4">To test that read the device file using </text:span><text:span text:style-name="Source_20_Text"><text:span text:style-name="T6">cat /dev/etx_device</text:span></text:span></text:p>
      <text:p text:style-name="Standard"><text:tab/>* <text:span text:style-name="T4">Now see the Dmesg (</text:span><text:span text:style-name="Source_20_Text"><text:span text:style-name="T6">dmesg</text:span></text:span><text:span text:style-name="T4">)</text:span></text:p>
      <text:p text:style-name="Standard"/>
      <text:p text:style-name="P5"><text:span text:style-name="T25">[ 5346.839982] Device File Closed…!!!</text:span><text:line-break/><text:span text:style-name="T25">[ 5472.408239] Device File Opened…!!!</text:span><text:line-break/><text:span text:style-name="T25">[ 5472.408266] Write Function</text:span><text:line-break/><text:span text:style-name="T25">[ 5472.408293] Shared IRQ: Interrupt Occurred</text:span><text:line-break/><text:span text:style-name="T25">[ 5472.408309] Device File Closed…!!!</text:span><text:line-break/><text:span text:style-name="T25">[ 5472.409037] Executing Workqueue Function</text:span><text:line-break/><text:span text:style-name="T25">[ 5551.996018] Device File Opened…!!!</text:span><text:line-break/><text:span text:style-name="T25">[ 5551.996040] Read function</text:span><text:line-break/><text:span text:style-name="T25">[ 5551.996044] Node 0 data = 10</text:span><text:line-break/><text:span text:style-name="T25">[ 5551.996046] Total Nodes = 1</text:span><text:line-break/><text:span text:style-name="T25">[ 5551.996052] Device File Closed…!!!</text:span></text:p>
      <text:p text:style-name="Standard"/>
      <text:p text:style-name="Standard"/>
      <text:p text:style-name="Standard"><text:tab/>* <text:span text:style-name="T4">Our value has added to the list.</text:span></text:p>
      <text:p text:style-name="Standard"><text:tab/>* <text:span text:style-name="T4">You can also write many times to create and add the node to linked list</text:span></text:p>
      <text:p text:style-name="Standard"><text:tab/>* <text:span text:style-name="T4">Unload the module using </text:span><text:span text:style-name="Source_20_Text"><text:span text:style-name="T6">rmmod driver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ltonian Tattoo" svg:font-family="'Miltonian Tattoo', sans-serif"/>
    <style:font-face style:name="inherit" svg:font-family="inherit"/>
    <style:font-face style:name="monospace1" svg:font-family="monospace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31:13.836594780</meta:creation-date>
    <dc:date>2018-10-03T09:55:17.049908761</dc:date>
    <meta:editing-duration>PT2M37S</meta:editing-duration>
    <meta:editing-cycles>1</meta:editing-cycles>
    <meta:document-statistic meta:table-count="4" meta:image-count="0" meta:object-count="0" meta:page-count="5" meta:paragraph-count="85" meta:word-count="579" meta:character-count="3449" meta:non-whitespace-character-count="2937"/>
    <meta:generator>LibreOffice/5.1.6.2$Linux_X86_64 LibreOffice_project/10m0$Build-2</meta:generator>
  </office:meta>
</office:document-meta>
</file>